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onsolas" svg:font-family="Consolas, Menlo, Monaco, 'Lucida Console', 'Liberation Mono', 'DejaVu Sans Mono', 'Bitstream Vera Sans Mono', 'Courier New', monospace, sans-serif"/>
    <style:font-face style:name="Droid Sans Mono" svg:font-family="'Droid Sans Mono', monospace"/>
    <style:font-face style:name="Helvetica Neue" svg:font-family="'Helvetica Neue', Helvetica, Arial, sans-serif"/>
    <style:font-face style:name="Helvetica Neue1" svg:font-family="'Helvetica Neue', sans-serif"/>
    <style:font-face style:name="Mangal1" svg:font-family="Mangal"/>
    <style:font-face style:name="Menlo1" svg:font-family="Menlo, Monaco, Consolas, 'Courier New', monospace"/>
    <style:font-face style:name="Menlo" svg:font-family="Menlo, Monaco, 'Courier New', monospace"/>
    <style:font-face style:name="Open Sans" svg:font-family="'Open Sans', Helvetica, Arial, sans-serif"/>
    <style:font-face style:name="OpenSymbol" svg:font-family="OpenSymbol"/>
    <style:font-face style:name="PT Sans" svg:font-family="'PT Sans', sans-serif"/>
    <style:font-face style:name="Segoe Print" svg:font-family="'Segoe Print'"/>
    <style:font-face style:name="Tahoma" svg:font-family="Tahoma, 'Trebuchet MS', Arial, Helvetica, sans-serif"/>
    <style:font-face style:name="Verdana" svg:font-family="Verdana, sans-serif"/>
    <style:font-face style:name="inherit" svg:font-family="inherit"/>
    <style:font-face style:name="proxima-nova1" svg:font-family="proxima-nova, 'Helvetica Neue', Helvetica, Arial, sans-serif"/>
    <style:font-face style:name="proxima-nova" svg:font-family="proxima-nov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fo:color="#444444" style:font-name="inherit" fo:font-size="9pt" fo:letter-spacing="normal" fo:language="ru" fo:country="RU" fo:font-style="normal" fo:font-weight="normal" fo:background-color="#ffffe0"/>
    </style:style>
    <style:style style:name="P2" style:family="paragraph" style:parent-style-name="Preformatted_20_Text">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language="ru" fo:country="RU"/>
    </style:style>
    <style:style style:name="P3" style:family="paragraph" style:parent-style-name="Preformatted_20_Text">
      <style:paragraph-properties fo:margin-left="0cm" fo:margin-right="0cm" fo:margin-top="0cm" fo:margin-bottom="0.499cm" fo:widows="1" fo:text-indent="0cm" style:auto-text-indent="false" fo:padding="0cm" fo:border="none"/>
      <style:text-properties fo:font-variant="normal" fo:text-transform="none" fo:color="#0b567d" fo:font-size="11.25pt" fo:letter-spacing="normal" fo:font-style="normal" fo:font-weight="normal"/>
    </style:style>
    <style:style style:name="P4" style:family="paragraph" style:parent-style-name="Preformatted_20_Text">
      <style:paragraph-properties fo:margin-left="0cm" fo:margin-right="0cm" fo:margin-top="0cm" fo:margin-bottom="0cm" style:line-height-at-least="0.582cm" fo:text-align="start" style:justify-single-word="false" fo:widows="1" fo:text-indent="0cm" style:auto-text-indent="false" fo:padding="0cm" fo:border="none"/>
    </style:style>
    <style:style style:name="P5" style:family="paragraph" style:parent-style-name="Preformatted_20_Text">
      <style:paragraph-properties fo:margin-left="0cm" fo:margin-right="0cm" fo:margin-top="0cm" fo:margin-bottom="0cm" style:line-height-at-least="0.503cm" fo:text-align="start" style:justify-single-word="false" fo:widows="1" fo:text-indent="0cm" style:auto-text-indent="false" fo:padding="0cm" fo:border="none"/>
    </style:style>
    <style:style style:name="P6" style:family="paragraph" style:parent-style-name="Preformatted_20_Text">
      <style:paragraph-properties fo:margin-left="0cm" fo:margin-right="0cm" fo:margin-top="0cm" fo:margin-bottom="0cm" style:line-height-at-least="0.423cm" fo:widows="1" fo:text-indent="0cm" style:auto-text-indent="false" fo:padding="0cm" fo:border="none"/>
    </style:style>
    <style:style style:name="P7" style:family="paragraph" style:parent-style-name="Standard">
      <style:paragraph-properties fo:margin-left="0cm" fo:margin-right="0cm" fo:margin-top="0cm" fo:margin-bottom="0cm" style:line-height-at-least="0.582cm" fo:text-align="start" style:justify-single-word="false" fo:widows="1" fo:text-indent="0cm" style:auto-text-indent="false" fo:padding="0cm" fo:border="none"/>
    </style:style>
    <style:style style:name="P8" style:family="paragraph" style:parent-style-name="Text_20_body">
      <style:paragraph-properties fo:margin-left="0cm" fo:margin-right="0cm" fo:margin-top="0cm" fo:margin-bottom="0cm" style:line-height-at-least="0.582cm" fo:text-align="start" style:justify-single-word="false" fo:widows="1" fo:text-indent="0cm" style:auto-text-indent="false" fo:padding="0cm" fo:border="none"/>
    </style:style>
    <style:style style:name="P9" style:family="paragraph" style:parent-style-name="Text_20_body">
      <style:paragraph-properties fo:margin-left="0cm" fo:margin-right="0cm" fo:margin-top="0cm" fo:margin-bottom="0cm" style:line-height-at-least="0.503cm" fo:text-align="start" style:justify-single-word="false" fo:widows="1" fo:text-indent="0cm" style:auto-text-indent="false" fo:padding="0cm" fo:border="none"/>
    </style:style>
    <style:style style:name="P10" style:family="paragraph" style:parent-style-name="Text_20_body">
      <style:paragraph-properties fo:margin-left="0cm" fo:margin-right="0cm" fo:margin-top="0cm" fo:margin-bottom="0cm" style:line-height-at-least="0.503cm" fo:text-align="start" style:justify-single-word="false" fo:widows="1" fo:text-indent="0cm" style:auto-text-indent="false" fo:padding="0cm" fo:border="none"/>
      <style:text-properties fo:font-variant="normal" fo:text-transform="none" fo:color="#222222" style:font-name="Helvetica Neue" fo:font-size="11.25pt" fo:letter-spacing="normal" fo:font-style="normal" fo:font-weight="normal"/>
    </style:style>
    <style:style style:name="P11" style:family="paragraph" style:parent-style-name="Quotations">
      <style:paragraph-properties fo:margin-left="0cm" fo:margin-right="0cm" style:line-height-at-least="0.582cm" fo:text-align="start" style:justify-single-word="false" fo:widows="1" fo:text-indent="0cm" style:auto-text-indent="false"/>
      <style:text-properties fo:font-variant="normal" fo:text-transform="none" fo:color="#000000" style:font-name="Arial1" fo:font-size="10.5pt" fo:letter-spacing="normal" fo:font-style="normal" fo:font-weight="normal"/>
    </style:style>
    <style:style style:name="P12" style:family="paragraph" style:parent-style-name="Text_20_body">
      <style:paragraph-properties fo:margin-left="0cm" fo:margin-right="0cm" style:line-height-at-least="0.582cm" fo:text-align="start" style:justify-single-word="false" fo:widows="1" fo:text-indent="0cm" style:auto-text-indent="false"/>
    </style:style>
    <style:style style:name="P1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222222" style:font-name="Open Sans" fo:font-size="10.5pt" fo:letter-spacing="normal" fo:font-style="normal" fo:font-weight="normal"/>
    </style:style>
    <style:style style:name="P14" style:family="paragraph" style:parent-style-name="Text_20_body">
      <style:paragraph-properties fo:margin-left="0cm" fo:margin-right="0cm" fo:margin-top="0.397cm" fo:margin-bottom="0.397cm" fo:widows="1" fo:text-indent="0cm" style:auto-text-indent="false" fo:padding="0cm" fo:border="none"/>
      <style:text-properties fo:font-variant="normal" fo:text-transform="none" fo:color="#0b567d" style:font-name="Tahoma" fo:font-size="11.25pt" fo:letter-spacing="normal" fo:font-style="normal" fo:font-weight="normal"/>
    </style:style>
    <style:style style:name="P15" style:family="paragraph" style:parent-style-name="Text_20_body">
      <style:paragraph-properties fo:margin-left="0cm" fo:margin-right="0cm" fo:margin-top="0cm" fo:margin-bottom="0.661cm" fo:line-height="150%" fo:widows="1" fo:text-indent="0cm" style:auto-text-indent="false" fo:padding="0cm" fo:border="none"/>
      <style:text-properties fo:font-variant="normal" fo:text-transform="none" fo:color="#7b8186" style:font-name="Helvetica Neue1" fo:font-size="12pt" fo:letter-spacing="normal" fo:font-style="normal" fo:font-weight="normal"/>
    </style:style>
    <style:style style:name="P16" style:family="paragraph" style:parent-style-name="Text_20_body">
      <style:paragraph-properties fo:margin-left="0cm" fo:margin-right="0cm" fo:margin-top="0cm" fo:margin-bottom="0.661cm" fo:line-height="150%" fo:widows="1" fo:text-indent="0cm" style:auto-text-indent="false" fo:padding="0cm" fo:border="none" style:writing-mode="lr-tb"/>
      <style:text-properties fo:font-variant="normal" fo:text-transform="none" fo:color="#7b8186" style:font-name="Helvetica Neue1" fo:font-size="12pt" fo:letter-spacing="normal" fo:font-style="normal" fo:font-weight="normal"/>
    </style:style>
    <style:style style:name="P17" style:family="paragraph" style:parent-style-name="Preformatted_20_Text">
      <style:paragraph-properties fo:margin-top="0cm" fo:margin-bottom="0cm" style:line-height-at-least="0.582cm" fo:text-align="start" style:justify-single-word="false" fo:widows="1" fo:padding-left="0.106cm" fo:padding-right="0.106cm" fo:padding-top="0.049cm" fo:padding-bottom="0.049cm" fo:border="0.002cm solid #e1e1e8"/>
    </style:style>
    <style:style style:name="P18" style:family="paragraph" style:parent-style-name="Text_20_body">
      <style:paragraph-properties fo:margin-top="0cm" fo:margin-bottom="0cm"/>
    </style:style>
    <style:style style:name="P19" style:family="paragraph" style:parent-style-name="Text_20_body">
      <style:paragraph-properties fo:margin-top="0cm" fo:margin-bottom="0cm"/>
      <style:text-properties fo:font-variant="normal" fo:text-transform="none" fo:color="#222222" style:font-name="Open Sans" fo:font-size="10.5pt" fo:letter-spacing="normal" fo:font-style="normal" fo:font-weight="normal"/>
    </style:style>
    <style:style style:name="P20" style:family="paragraph" style:parent-style-name="Text_20_body">
      <style:paragraph-properties fo:margin-top="0cm" fo:margin-bottom="0cm"/>
      <style:text-properties fo:font-variant="normal" fo:text-transform="none" fo:color="#0b567d" style:font-name="Tahoma" fo:font-size="11.25pt" fo:letter-spacing="normal" fo:font-style="normal" fo:font-weight="normal"/>
    </style:style>
    <style:style style:name="P21" style:family="paragraph" style:parent-style-name="Heading_20_2">
      <style:text-properties fo:font-variant="normal" fo:text-transform="none" fo:color="#000000" style:font-name="Verdana" fo:font-size="15.75pt" fo:letter-spacing="normal" fo:font-style="normal" fo:font-weight="normal"/>
    </style:style>
    <style:style style:name="P22"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Segoe Print" fo:font-size="11pt" style:font-name-asian="Segoe Print" style:font-size-asian="11pt" style:font-name-complex="Segoe Print" style:font-size-complex="11pt"/>
    </style:style>
    <style:style style:name="P23"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24"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fo:color="#000000" style:font-name="Verdana" fo:font-size="10.5pt" fo:letter-spacing="normal" fo:font-style="normal" fo:font-weight="normal"/>
    </style:style>
    <style:style style:name="P25"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language="ru" fo:country="RU"/>
    </style:style>
    <style:style style:name="P26"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language="en" fo:country="US"/>
    </style:style>
    <style:style style:name="P27" style:family="paragraph" style:parent-style-name="Text_20_body">
      <style:paragraph-properties fo:margin-left="0.529cm" fo:margin-right="0cm" fo:margin-top="0cm" fo:margin-bottom="0cm" style:line-height-at-least="0.529cm" fo:widows="1" fo:text-indent="0cm" style:auto-text-indent="false" fo:padding="0cm" fo:border="none"/>
    </style:style>
    <style:style style:name="P28" style:family="paragraph" style:parent-style-name="Heading_20_3">
      <style:paragraph-properties fo:margin-left="0.529cm" fo:margin-right="0cm" fo:margin-top="0cm" fo:margin-bottom="0cm" style:line-height-at-least="0.529cm" fo:widows="1" fo:text-indent="0cm" style:auto-text-indent="false" fo:padding="0cm" fo:border="none"/>
    </style:style>
    <style:style style:name="P29" style:family="paragraph" style:parent-style-name="Heading_20_1">
      <style:paragraph-properties fo:margin-left="0.529cm" fo:margin-right="0cm" fo:margin-top="0cm" fo:margin-bottom="0cm" style:line-height-at-least="0.529cm" fo:widows="1" fo:text-indent="0cm" style:auto-text-indent="false" fo:padding="0cm" fo:border="none"/>
    </style:style>
    <style:style style:name="P30" style:family="paragraph" style:parent-style-name="Text_20_body">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fo:color="#444444" style:font-name="inherit" fo:font-size="10.5pt" fo:letter-spacing="normal" fo:language="ru" fo:country="RU" fo:font-style="normal" fo:font-weight="normal"/>
    </style:style>
    <style:style style:name="P31" style:family="paragraph" style:parent-style-name="Text_20_body">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fo:color="#444444" style:font-name="inherit" fo:font-size="10.5pt" fo:letter-spacing="normal" fo:language="en" fo:country="US" fo:font-style="normal" fo:font-weight="normal"/>
    </style:style>
    <style:style style:name="P32" style:family="paragraph" style:parent-style-name="Text_20_body">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fo:color="#0b567d" style:font-name="Tahoma" fo:font-size="11.25pt" fo:letter-spacing="normal" fo:language="ru" fo:country="RU" fo:font-style="normal" fo:font-weight="normal"/>
    </style:style>
    <style:style style:name="P33" style:family="paragraph" style:parent-style-name="Text_20_body">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language="ru" fo:country="RU"/>
    </style:style>
    <style:style style:name="P34" style:family="paragraph" style:parent-style-name="Preformatted_20_Text">
      <style:paragraph-properties fo:margin-top="0cm" fo:margin-bottom="0.499cm"/>
    </style:style>
    <style:style style:name="P35" style:family="paragraph" style:parent-style-name="Standard" style:list-style-name="L1">
      <style:paragraph-properties fo:margin-left="0.529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normal"/>
    </style:style>
    <style:style style:name="P36" style:family="paragraph" style:parent-style-name="Standard" style:list-style-name="L1">
      <style:paragraph-properties fo:margin-left="0.529cm" fo:margin-right="0cm" fo:margin-top="0cm" fo:margin-bottom="0cm" style:line-height-at-least="0.582cm" fo:text-align="start" style:justify-single-word="false" fo:widows="1" fo:text-indent="0cm" style:auto-text-indent="false" fo:padding="0cm" fo:border="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Verdana" fo:font-size="10.5pt"/>
    </style:style>
    <style:style style:name="P37" style:family="paragraph" style:parent-style-name="Standard" style:list-style-name="L1">
      <style:paragraph-properties fo:margin-left="0.529cm" fo:margin-right="0cm" fo:margin-top="0cm" fo:margin-bottom="0cm" style:line-height-at-least="0.582cm" fo:text-align="start" style:justify-single-word="false" fo:widows="1" fo:text-indent="0cm" style:auto-text-indent="false" fo:padding="0cm" fo:border="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Verdana" fo:font-size="10.5pt" fo:language="ru" fo:country="RU"/>
    </style:style>
    <style:style style:name="P38" style:family="paragraph" style:parent-style-name="Heading_20_3">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fo:color="#000000" style:text-line-through-style="none" style:font-name="Open Sans" fo:font-size="12pt" fo:letter-spacing="normal" fo:language="ru" fo:country="RU" fo:font-style="normal" style:text-underline-style="none" fo:font-weight="bold" style:text-blinking="false" fo:background-color="transparent"/>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1">
      <style:paragraph-properties fo:margin-left="0.529cm" fo:margin-right="0cm" fo:margin-top="0cm" fo:margin-bottom="0cm"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normal"/>
    </style:style>
    <style:style style:name="P42" style:family="paragraph" style:parent-style-name="Text_20_body" style:list-style-name="L1">
      <style:paragraph-properties fo:margin-left="0.529cm" fo:margin-right="0cm" fo:margin-top="0cm" fo:margin-bottom="0cm" style:line-height-at-least="0.582cm" fo:text-align="start" style:justify-single-word="false" fo:widows="1" fo:text-indent="0cm" style:auto-text-indent="false" fo:padding="0cm" fo:border="none"/>
    </style:style>
    <style:style style:name="P43" style:family="paragraph" style:parent-style-name="Text_20_body" style:list-style-name="L2">
      <style:paragraph-properties fo:margin-top="0cm" fo:margin-bottom="0cm"/>
    </style:style>
    <style:style style:name="P44" style:family="paragraph" style:parent-style-name="Text_20_body" style:list-style-name="L3">
      <style:paragraph-properties fo:margin-top="0cm" fo:margin-bottom="0cm"/>
    </style:style>
    <style:style style:name="T1" style:family="text">
      <style:text-properties fo:language="en" fo:country="US"/>
    </style:style>
    <style:style style:name="T2" style:family="text">
      <style:text-properties fo:language="ru" fo:country="RU"/>
    </style:style>
    <style:style style:name="T3" style:family="text">
      <style:text-properties fo:font-variant="normal" fo:text-transform="none" fo:color="#000000" style:font-name="Verdana" fo:font-size="10.5pt" fo:letter-spacing="normal" fo:font-style="normal" fo:font-weight="normal"/>
    </style:style>
    <style:style style:name="T4" style:family="text">
      <style:text-properties fo:font-variant="normal" fo:text-transform="none" fo:color="#000000" style:font-name="Verdana" fo:font-size="10.5pt" fo:letter-spacing="normal" fo:font-style="normal" fo:font-weight="bold"/>
    </style:style>
    <style:style style:name="T5" style:family="text">
      <style:text-properties fo:font-variant="normal" fo:text-transform="none" fo:color="#000000" style:font-name="Verdana" fo:font-size="10.5pt" fo:letter-spacing="normal" fo:font-style="italic" fo:font-weight="bold"/>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Droid Sans Mono" fo:font-size="10.5pt" fo:letter-spacing="normal" fo:font-style="normal" fo:font-weight="bold"/>
    </style:style>
    <style:style style:name="T8" style:family="text">
      <style:text-properties fo:font-variant="normal" fo:text-transform="none" fo:color="#000000" style:font-name="Segoe Print" fo:font-size="11pt" fo:letter-spacing="normal" fo:language="en" fo:country="US" fo:font-style="normal" fo:font-weight="normal" style:font-name-asian="Segoe Print" style:font-size-asian="11pt" style:font-name-complex="Segoe Print" style:font-size-complex="11pt"/>
    </style:style>
    <style:style style:name="T9" style:family="text">
      <style:text-properties fo:font-variant="normal" fo:text-transform="none" fo:color="#000000" style:font-name="Segoe Print" fo:font-size="11pt" fo:letter-spacing="normal" fo:language="ru" fo:country="RU" fo:font-style="normal" fo:font-weight="normal" style:font-name-asian="Segoe Print" style:font-size-asian="11pt" style:font-name-complex="Segoe Print" style:font-size-complex="11pt"/>
    </style:style>
    <style:style style:name="T10" style:family="text">
      <style:text-properties fo:font-variant="normal" fo:text-transform="none" fo:color="#000000" style:font-name="Segoe Print" fo:font-size="11pt" fo:letter-spacing="normal" fo:font-style="normal" fo:font-weight="normal" style:font-name-asian="Segoe Print" style:font-size-asian="11pt" style:font-name-complex="Segoe Print" style:font-size-complex="11pt"/>
    </style:style>
    <style:style style:name="T11" style:family="text">
      <style:text-properties fo:font-variant="normal" fo:text-transform="none" fo:color="#000000" style:font-name="Segoe Print" fo:font-size="11pt" fo:letter-spacing="normal" fo:language="en" fo:country="none" fo:font-style="normal" fo:font-weight="normal" style:font-name-asian="Segoe Print" style:font-size-asian="11pt" style:font-name-complex="Segoe Print" style:font-size-complex="11pt"/>
    </style:style>
    <style:style style:name="T12" style:family="text">
      <style:text-properties fo:font-variant="normal" fo:text-transform="none" fo:color="#000000" style:text-line-through-style="none" style:font-name="Open Sans" fo:font-size="12pt" fo:letter-spacing="normal" fo:font-style="normal" style:text-underline-style="none" fo:font-weight="bold" style:text-blinking="false" fo:background-color="transparent"/>
    </style:style>
    <style:style style:name="T13" style:family="text">
      <style:text-properties fo:font-variant="normal" fo:text-transform="none" fo:color="#000000" style:font-name="inherit" fo:font-size="10.5pt" fo:letter-spacing="normal" fo:font-style="normal" fo:font-weight="bold" fo:background-color="#f0f0f0"/>
    </style:style>
    <style:style style:name="T14" style:family="text">
      <style:text-properties fo:font-variant="normal" fo:text-transform="none" fo:color="#339900" style:font-name="Menlo" fo:font-size="9pt" fo:letter-spacing="normal" fo:font-style="normal" fo:font-weight="normal"/>
    </style:style>
    <style:style style:name="T15" style:family="text">
      <style:text-properties fo:font-variant="normal" fo:text-transform="none" fo:color="#339900" style:font-name="Menlo" fo:font-size="9pt" fo:letter-spacing="normal" fo:font-style="normal" fo:font-weight="normal" fo:background-color="#f7f7f9"/>
    </style:style>
    <style:style style:name="T16" style:family="text">
      <style:text-properties fo:font-variant="normal" fo:text-transform="none" fo:color="#990099" style:text-line-through-style="none" style:font-name="Verdana" fo:font-size="10.5pt" fo:letter-spacing="normal" fo:font-style="normal" style:text-underline-style="none" fo:font-weight="normal" style:text-blinking="false"/>
    </style:style>
    <style:style style:name="T17" style:family="text">
      <style:text-properties fo:font-variant="normal" fo:text-transform="none" fo:color="#f92672" style:font-name="inherit" fo:font-size="10.5pt" fo:letter-spacing="normal" fo:font-style="normal" fo:font-weight="bold"/>
    </style:style>
    <style:style style:name="T18" style:family="text">
      <style:text-properties fo:font-variant="normal" fo:text-transform="none" fo:color="#f92672" style:font-name="inherit" fo:font-size="10.5pt" fo:letter-spacing="normal" fo:font-style="normal" fo:font-weight="bold" fo:background-color="#f0f0f0"/>
    </style:style>
    <style:style style:name="T19" style:family="text">
      <style:text-properties fo:font-variant="normal" fo:text-transform="none" fo:color="#bf79db" style:font-name="inherit" fo:font-size="10.5pt" fo:letter-spacing="normal" fo:font-style="normal" fo:font-weight="bold"/>
    </style:style>
    <style:style style:name="T20" style:family="text">
      <style:text-properties fo:font-variant="normal" fo:text-transform="none" fo:color="#bf79db" style:font-name="inherit" fo:font-size="10.5pt" fo:letter-spacing="normal" fo:font-style="normal" fo:font-weight="bold" fo:background-color="#f0f0f0"/>
    </style:style>
    <style:style style:name="T21" style:family="text">
      <style:text-properties fo:font-variant="normal" fo:text-transform="none" fo:color="#a6e22e" style:font-name="inherit" fo:font-size="10.5pt" fo:letter-spacing="normal" fo:font-style="normal" fo:font-weight="bold"/>
    </style:style>
    <style:style style:name="T22" style:family="text">
      <style:text-properties fo:font-variant="normal" fo:text-transform="none" fo:color="#a6e22e" style:font-name="inherit" fo:font-size="10.5pt" fo:letter-spacing="normal" fo:font-style="normal" fo:font-weight="bold" fo:background-color="#f0f0f0"/>
    </style:style>
    <style:style style:name="T23" style:family="text">
      <style:text-properties fo:font-variant="normal" fo:text-transform="none" fo:color="#4d7386" style:font-name="Menlo" fo:font-size="9pt" fo:letter-spacing="normal" fo:font-style="normal" fo:font-weight="normal" fo:background-color="#f7f7f9"/>
    </style:style>
    <style:style style:name="T24" style:family="text">
      <style:text-properties fo:font-variant="normal" fo:text-transform="none" fo:color="#2f98ff" style:font-name="Menlo" fo:font-size="9pt" fo:letter-spacing="normal" fo:font-style="normal" fo:font-weight="normal" fo:background-color="#f7f7f9"/>
    </style:style>
    <style:style style:name="T25" style:family="text">
      <style:text-properties fo:font-variant="normal" fo:text-transform="none" fo:color="#222222" fo:letter-spacing="normal" fo:background-color="#f7f7f9"/>
    </style:style>
    <style:style style:name="T26" style:family="text">
      <style:text-properties fo:font-variant="normal" fo:text-transform="none" fo:color="#222222" style:font-name="Menlo" fo:font-size="9pt" fo:letter-spacing="normal" fo:font-style="normal" fo:font-weight="normal" fo:background-color="#f7f7f9"/>
    </style:style>
    <style:style style:name="T27" style:family="text">
      <style:text-properties fo:font-variant="normal" fo:text-transform="none" fo:color="#222222" style:font-name="Consolas" fo:font-size="9.75pt" fo:letter-spacing="normal" fo:language="ru" fo:country="RU" fo:font-style="normal" fo:font-weight="normal"/>
    </style:style>
    <style:style style:name="T28" style:family="text">
      <style:text-properties fo:font-variant="normal" fo:text-transform="none" fo:color="#222222" style:font-name="Helvetica Neue" fo:font-size="11.25pt" fo:letter-spacing="normal" fo:font-style="normal" fo:font-weight="normal"/>
    </style:style>
    <style:style style:name="T29" style:family="text">
      <style:text-properties fo:font-variant="normal" fo:text-transform="none" fo:color="#222222" style:font-name="Helvetica Neue" fo:font-size="11.25pt" fo:letter-spacing="normal" fo:font-style="normal" fo:font-weight="bold"/>
    </style:style>
    <style:style style:name="T30" style:family="text">
      <style:text-properties fo:font-variant="normal" fo:text-transform="none" fo:color="#444444" style:font-name="PT Sans" fo:font-size="10.5pt" fo:letter-spacing="normal" fo:font-style="normal" fo:font-weight="normal"/>
    </style:style>
    <style:style style:name="T31" style:family="text">
      <style:text-properties fo:font-variant="normal" fo:text-transform="none" fo:color="#007700" style:font-name="Menlo1" fo:font-size="9pt" fo:letter-spacing="normal" fo:font-style="normal" fo:font-weight="normal" fo:background-color="#f9f2f4"/>
    </style:style>
    <style:style style:name="T32" style:family="text">
      <style:text-properties fo:font-variant="normal" fo:text-transform="none" fo:color="#0000bb" style:font-name="Menlo1" fo:font-size="9pt" fo:letter-spacing="normal" fo:font-style="normal" fo:font-weight="normal" fo:background-color="#f9f2f4"/>
    </style:style>
    <style:style style:name="T33" style:family="text">
      <style:text-properties fo:font-variant="normal" fo:text-transform="none" fo:color="#dd0000" style:font-name="Menlo1" fo:font-size="9pt" fo:letter-spacing="normal" fo:font-style="normal" fo:font-weight="normal" fo:background-color="#f9f2f4"/>
    </style:style>
    <style:style style:name="T34" style:family="text">
      <style:text-properties fo:font-variant="normal" fo:text-transform="none" fo:color="#0b567d" style:font-name="Tahoma" fo:font-size="11.25pt" fo:letter-spacing="normal" fo:font-style="normal" fo:font-weight="normal"/>
    </style:style>
    <style:style style:name="T35" style:family="text">
      <style:text-properties fo:font-variant="normal" fo:text-transform="none" fo:color="#0b567d" style:font-name="Tahoma" fo:font-size="11.25pt" fo:letter-spacing="normal" fo:font-style="normal" fo:font-weight="normal" style:font-name-asian="Segoe Print" style:font-size-asian="11pt" style:font-name-complex="Segoe Print" style:font-size-complex="11pt"/>
    </style:style>
    <style:style style:name="T36" style:family="text">
      <style:text-properties fo:font-variant="normal" fo:text-transform="none" fo:color="#0b567d" style:font-name="Tahoma" fo:font-size="11.25pt" fo:letter-spacing="normal" fo:font-style="normal" style:font-name-asian="Segoe Print" style:font-size-asian="11pt" style:font-name-complex="Segoe Print" style:font-size-complex="11pt"/>
    </style:style>
    <style:style style:name="T37" style:family="text">
      <style:text-properties fo:font-variant="normal" fo:text-transform="none" fo:color="#0b567d" style:font-name="Tahoma" fo:font-size="11.25pt" fo:letter-spacing="normal" fo:font-weight="normal" style:font-name-asian="Segoe Print" style:font-size-asian="11pt" style:font-name-complex="Segoe Print" style:font-size-complex="11pt"/>
    </style:style>
    <style:style style:name="T38" style:family="text">
      <style:text-properties fo:font-variant="normal" fo:text-transform="none" fo:color="#0b567d" style:font-name="Segoe Print" fo:font-size="11pt" fo:letter-spacing="normal" fo:font-style="normal" fo:font-weight="normal" style:font-name-asian="Segoe Print" style:font-size-asian="11pt" style:font-name-complex="Segoe Print" style:font-size-complex="11pt"/>
    </style:style>
    <style:style style:name="T39" style:family="text">
      <style:text-properties fo:font-variant="normal" fo:text-transform="none" fo:color="#0b567d" style:font-name="Segoe Print" fo:font-size="11pt" fo:letter-spacing="normal" style:font-name-asian="Segoe Print" style:font-size-asian="11pt" style:font-name-complex="Segoe Print" style:font-size-complex="11pt"/>
    </style:style>
    <style:style style:name="T40" style:family="text">
      <style:text-properties fo:font-variant="normal" fo:text-transform="none" fo:color="#7e766f" style:font-name="proxima-nova" fo:font-size="12.75pt" fo:letter-spacing="normal" fo:font-style="normal" fo:font-weight="bold" fo:background-color="#f9f2f4"/>
    </style:style>
    <style:style style:name="T41" style:family="text">
      <style:text-properties fo:font-variant="normal" fo:text-transform="none" fo:color="#008800" style:font-name="inherit" fo:font-size="10.5pt" fo:letter-spacing="normal" fo:font-style="normal" fo:font-weight="bold" fo:background-color="#f0f0f0"/>
    </style:style>
    <style:style style:name="T42" style:family="text">
      <style:text-properties fo:font-variant="normal" fo:text-transform="none" fo:color="#8888ff" style:font-name="inherit" fo:font-size="10.5pt" fo:letter-spacing="normal" fo:font-style="normal" fo:font-weight="bold" fo:background-color="#f0f0f0"/>
    </style:style>
    <style:style style:name="T43" style:family="text">
      <style:text-properties fo:font-variant="normal" fo:text-transform="none" fo:color="#2f353e" style:font-name="inherit" fo:font-size="9.75pt" fo:letter-spacing="normal" fo:font-style="normal" fo:font-weight="normal"/>
    </style:style>
    <style:style style:name="T44" style:family="text">
      <style:text-properties fo:font-weight="bold"/>
    </style:style>
    <style:style style:name="T45" style:family="text">
      <style:text-properties style:font-name="Segoe Print" fo:font-size="11pt" fo:language="en" fo:country="US" style:font-name-asian="Segoe Print" style:font-size-asian="11pt" style:font-name-complex="Segoe Print" style:font-size-complex="11pt"/>
    </style:style>
    <style:style style:name="T46" style:family="text">
      <style:text-properties style:font-name="Segoe Print" fo:font-size="11pt" fo:language="ru" fo:country="RU" style:font-name-asian="Segoe Print" style:font-size-asian="11pt" style:font-name-complex="Segoe Print" style:font-size-complex="11pt"/>
    </style:style>
    <style:style style:name="T47" style:family="text">
      <style:text-properties style:font-name="Segoe Print" fo:font-size="11pt" fo:language="en" fo:country="none" style:font-name-asian="Segoe Print" style:font-size-asian="11pt" style:font-name-complex="Segoe Print" style:font-size-complex="11pt"/>
    </style:style>
    <style:style style:name="T48" style:family="text">
      <style:text-properties style:font-name="PT Sans"/>
    </style:style>
    <style:style style:name="T49" style:family="text">
      <style:text-properties style:font-name="PT Sans" fo:language="en" fo:country="US"/>
    </style:style>
    <style:style style:name="T50" style:family="text">
      <style:text-properties fo:color="#41464b"/>
    </style:style>
    <style:style style:name="T51" style:family="text">
      <style:text-properties fo:color="#41464b" style:font-name="proxima-nova1" fo:font-size="12pt"/>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3"><text:span text:style-name="T45">&lt;font&gt; </text:span><text:span text:style-name="T46">не используем <text:s/>- юзаем </text:span><text:span text:style-name="T45">span. </text:span><text:span text:style-name="T3">В атрибуте </text:span><text:span text:style-name="Strong_20_Emphasis"><text:span text:style-name="T4">style</text:span></text:span><text:span text:style-name="T6"> </text:span><text:span text:style-name="T3">мы указываем такие параметры, как: </text:span><text:span text:style-name="Strong_20_Emphasis"><text:span text:style-name="T4">font-family</text:span></text:span><text:span text:style-name="T3">, </text:span><text:span text:style-name="Strong_20_Emphasis"><text:span text:style-name="T4">font-size</text:span></text:span><text:span text:style-name="T6"> </text:span><text:span text:style-name="T3">и </text:span><text:span text:style-name="Strong_20_Emphasis"><text:span text:style-name="T4">color</text:span></text:span><text:span text:style-name="T6"> — </text:span><text:span text:style-name="T3">обязательно в формате </text:span><text:span text:style-name="Emphasis"><text:span text:style-name="Strong_20_Emphasis"><text:span text:style-name="T5">#xxxxxx</text:span></text:span></text:span><text:span text:style-name="T6"> </text:span><text:span text:style-name="T3">или фактическом, например </text:span><text:span text:style-name="Emphasis"><text:span text:style-name="Strong_20_Emphasis"><text:span text:style-name="T5">red</text:span></text:span></text:span><text:span text:style-name="T3">.</text:span></text:p>
      <text:p text:style-name="P23"/>
      <text:p text:style-name="P23"><text:span text:style-name="T3">Каждую отдельно взятую ссылку необходимо обернуть в </text:span><text:span text:style-name="Strong_20_Emphasis"><text:span text:style-name="T4">span</text:span></text:span><text:span text:style-name="T3">, указав для него все необходимые стили, и в тоже время продублировать все те же самые стили в атрибут </text:span><text:span text:style-name="Strong_20_Emphasis"><text:span text:style-name="T4">style</text:span></text:span><text:span text:style-name="T6"> </text:span><text:span text:style-name="T3">самой ссылки.</text:span> </text:p>
      <text:p text:style-name="P23"><text:span text:style-name="T3">Для всех ссылок устанавливаем значение </text:span><text:span text:style-name="Strong_20_Emphasis"><text:span text:style-name="T4">_blank</text:span></text:span><text:span text:style-name="T6"> </text:span><text:span text:style-name="T3">атрибута </text:span><text:span text:style-name="Strong_20_Emphasis"><text:span text:style-name="T4">target</text:span></text:span> </text:p>
      <text:p text:style-name="P23"/>
      <text:p text:style-name="P23"><text:span text:style-name="T3">Для всех изображений необходимо установить ширину и высоту равной фактической. Это можно реализовать через атрибуты </text:span><text:span text:style-name="Strong_20_Emphasis"><text:span text:style-name="T4">width</text:span></text:span><text:span text:style-name="T6"> </text:span><text:span text:style-name="T3">и </text:span><text:span text:style-name="Strong_20_Emphasis"><text:span text:style-name="T4">height</text:span></text:span><text:span text:style-name="T3">, а так же через css в атрибуте </text:span><text:span text:style-name="Strong_20_Emphasis"><text:span text:style-name="T4">style</text:span></text:span><text:span text:style-name="T6"> </text:span><text:span text:style-name="T3">тега </text:span><text:span text:style-name="Strong_20_Emphasis"><text:span text:style-name="T4">img</text:span></text:span><text:span text:style-name="T6"> — </text:span><text:span text:style-name="T3">разницы нет. Искажения в размерах допускать не стоит, т.к. результат может оказаться плачевным для большинства почтовиков.</text:span><text:line-break/><text:span text:style-name="T3">Хотелось бы заметить, что в том случае, если картинка является ссылкой, то для изображения нужно обнулить </text:span><text:span text:style-name="Strong_20_Emphasis"><text:span text:style-name="T4">border</text:span></text:span><text:span text:style-name="T6"> </text:span><text:span text:style-name="T3">через стили или атрибут </text:span><text:span text:style-name="Strong_20_Emphasis"><text:span text:style-name="T4">border</text:span></text:span><text:span text:style-name="T6"> </text:span><text:span text:style-name="T3">тега </text:span><text:span text:style-name="Strong_20_Emphasis"><text:span text:style-name="T4">img</text:span></text:span><text:span text:style-name="T3">, а для самой ссылки стоит установить </text:span><text:span text:style-name="Emphasis"><text:span text:style-name="Strong_20_Emphasis"><text:span text:style-name="T5">text-decoration:none;</text:span></text:span></text:span><text:span text:style-name="T6"> </text:span><text:span text:style-name="T3">иначе картинка может оказаться подчеркнутой.</text:span> </text:p>
      <text:p text:style-name="P23"/>
      <text:p text:style-name="P24"><text:span text:style-name="T51">It turns out that the most reliable way of coding background colors is to use the HTML </text:span><text:span text:style-name="Emphasis">bgcolor</text:span><text:span text:style-name="T50"> </text:span><text:span text:style-name="T51">attribute with a 6-digit hex code on the </text:span><text:span text:style-name="Emphasis">table</text:span><text:span text:style-name="T50"> </text:span><text:span text:style-name="T51">and </text:span><text:span text:style-name="Emphasis">td</text:span><text:span text:style-name="T50"> </text:span><text:span text:style-name="T51">level:</text:span> </text:p>
      <text:list xml:id="list2985723460982994132" text:style-name="L1">
        <text:list-item>
          <text:p text:style-name="P41">Никаких фоновых изображений никогда и ни под каким предлогом</text:p>
        </text:list-item>
        <text:list-item>
          <text:p text:style-name="P41">Никакого java-script</text:p>
        </text:list-item>
        <text:list-item>
          <text:p text:style-name="P41">Напрочь забудьте об абсолютном позиционировании</text:p>
        </text:list-item>
        <text:list-item>
          <text:p text:style-name="P42"><text:span text:style-name="T3">Имитируйте абцазы и списки, как это описано в </text:span><text:a xlink:type="simple" xlink:href="http://habrahabr.ru/blogs/css/112163/" text:style-name="Internet_20_link" text:visited-style-name="Visited_20_Internet_20_Link"><text:span text:style-name="T16">предыдущей статье</text:span></text:a></text:p>
        </text:list-item>
        <text:list-item>
          <text:p text:style-name="P41">Устанавливайте <text:span text:style-name="T44">target="_blank"</text:span> для ссылок, дабы не открывать сайты в окне почтового демона.</text:p>
        </text:list-item>
        <text:list-item>
          <text:p text:style-name="P41"><text:span text:style-name="T44">Всегда! Запомните, всегда устанавливайте ссылку на отписку от рассылки в тело письма!</text:span> Вам за это скажут спасибо нецелевые подписчики, и пожалеет спам-фильтр.</text:p>
        </text:list-item>
        <text:list-item>
          <text:p text:style-name="P35"><text:span text:style-name="T47">mso-line-height-rule:exactly;</text:span><text:span text:style-name="T45"> line-height=""</text:span></text:p>
        </text:list-item>
        <text:list-item>
          <text:p text:style-name="P36"><text:span text:style-name="T8">line-height </text:span><text:span text:style-name="T9">задавать <text:s/>ячейкам! И только в процентах!</text:span></text:p>
        </text:list-item>
        <text:list-item>
          <text:p text:style-name="P37"><text:span text:style-name="T10">Если у </text:span><text:span text:style-name="T8">td </text:span><text:span text:style-name="T10">задан атрибут </text:span><text:span text:style-name="T8">height=”” </text:span><text:span text:style-name="T10">без значения, </text:span><text:span text:style-name="T11">mso-line-height-rule:exactly </text:span><text:span text:style-name="T10">не будет работать, нужно проставлять щначение или не использовать атрибут вовсе.</text:span></text:p>
        </text:list-item>
        <text:list-item>
          <text:p text:style-name="P37"><text:span text:style-name="T35">Оформление текста следует производить тегами - </text:span><text:span text:style-name="Emphasis"><text:span text:style-name="Strong_20_Emphasis"><text:span text:style-name="T37">span</text:span></text:span></text:span><text:span text:style-name="T35">. Для родительской ячейки необходимо указать</text:span><text:span text:style-name="Emphasis"><text:span text:style-name="Strong_20_Emphasis"><text:span text:style-name="T39"> </text:span></text:span></text:span><text:span text:style-name="Emphasis"><text:span text:style-name="Strong_20_Emphasis"><text:span text:style-name="T37">line-height</text:span></text:span></text:span><text:span text:style-name="T38"> </text:span><text:span text:style-name="T35">(это принципиально для Outlook 2013 и некоторых веб-интерфейсов). Если же в ячейке присутствует текст разного размера, то каждый блок текста следует обернуть в </text:span><text:span text:style-name="Emphasis"><text:span text:style-name="Strong_20_Emphasis"><text:span text:style-name="T37">&lt;div&gt;</text:span></text:span></text:span><text:span text:style-name="T38"> </text:span><text:span text:style-name="T35">с прописанным </text:span><text:span text:style-name="Strong_20_Emphasis"><text:span text:style-name="T36">line-height</text:span></text:span><text:span text:style-name="T38"> </text:span><text:span text:style-name="T35">(к слову сказать - веб-интерфейс outlook.com игнорирует line-height прописанный у </text:span><text:span text:style-name="Strong_20_Emphasis"><text:span text:style-name="T36">td</text:span></text:span><text:span text:style-name="T35">). </text:span></text:p>
        </text:list-item>
        <text:list-item>
          <text:p text:style-name="P37"><text:span text:style-name="T35">При оформлении текста следует все спецсимволы заменить на соответствующий код:</text:span><text:span text:style-name="T10"> </text:span></text:p>
        </text:list-item>
      </text:list>
      <text:p text:style-name="Text_20_body"/>
      <text:h text:style-name="P21" text:outline-level="2"><text:soft-page-break/>2. Обязательные свойства для HTML-тегов</text:h>
      <text:p text:style-name="P12"><text:line-break/><text:span text:style-name="T3">Для html-тегов табличной верстки существуют свойства, которые обнуляют лишние отступы, бордеры, а также избавляют нас от некоторых багов в будущем. Их нужно использовать всегда во всех html тегах письма.</text:span></text:p>
      <text:p text:style-name="P4"><text:span text:style-name="Source_20_Text"><text:span text:style-name="T23">&lt;table </text:span></text:span><text:span text:style-name="Source_20_Text"><text:span text:style-name="T24">border</text:span></text:span><text:span text:style-name="Source_20_Text"><text:span text:style-name="T23">=</text:span></text:span><text:span text:style-name="Source_20_Text"><text:span text:style-name="T15">"0"</text:span></text:span><text:span text:style-name="Source_20_Text"><text:span text:style-name="T23"> </text:span></text:span><text:span text:style-name="Source_20_Text"><text:span text:style-name="T24">cellpadding</text:span></text:span><text:span text:style-name="Source_20_Text"><text:span text:style-name="T23">=</text:span></text:span><text:span text:style-name="Source_20_Text"><text:span text:style-name="T15">"0"</text:span></text:span><text:span text:style-name="Source_20_Text"><text:span text:style-name="T23"> </text:span></text:span><text:span text:style-name="Source_20_Text"><text:span text:style-name="T24">cellspacing</text:span></text:span><text:span text:style-name="Source_20_Text"><text:span text:style-name="T23">=</text:span></text:span><text:span text:style-name="Source_20_Text"><text:span text:style-name="T15">"0"</text:span></text:span><text:span text:style-name="Source_20_Text"><text:span text:style-name="T23"> </text:span></text:span><text:span text:style-name="Source_20_Text"><text:span text:style-name="T24">style</text:span></text:span><text:span text:style-name="Source_20_Text"><text:span text:style-name="T23">=</text:span></text:span><text:span text:style-name="Source_20_Text"><text:span text:style-name="T15">"margin:0; padding:0"</text:span></text:span><text:span text:style-name="Source_20_Text"><text:span text:style-name="T23">&gt;</text:span></text:span></text:p>
      <text:p text:style-name="P8"><text:line-break/><text:span text:style-name="T4">border=«0»</text:span><text:span text:style-name="T6"> — </text:span><text:span text:style-name="T3">толщина рамки в пикселах;</text:span><text:line-break/><text:span text:style-name="T4">cellpadding=«0»</text:span><text:span text:style-name="T6"> — </text:span><text:span text:style-name="T3">отступ от рамки до содержимого ячейки;</text:span><text:line-break/><text:span text:style-name="T4">cellspacing=«0»</text:span><text:span text:style-name="T6"> — </text:span><text:span text:style-name="T3">расстояние между ячейками;</text:span><text:line-break/><text:span text:style-name="T4">style=«margin:0; padding:0»</text:span><text:span text:style-name="T6"> — </text:span><text:span text:style-name="T3">обнуляем внутренние и внешние отступы, которые </text:span><text:span text:style-name="T3">добавляет некоторые почтовые клиенты:</text:span></text:p>
      <text:p text:style-name="P4"><text:span text:style-name="Source_20_Text"><text:span text:style-name="T23">&lt;a </text:span></text:span><text:span text:style-name="Source_20_Text"><text:span text:style-name="T24">href</text:span></text:span><text:span text:style-name="Source_20_Text"><text:span text:style-name="T23">=</text:span></text:span><text:span text:style-name="Source_20_Text"><text:span text:style-name="T15">"#"</text:span></text:span><text:span text:style-name="Source_20_Text"><text:span text:style-name="T23"> </text:span></text:span><text:span text:style-name="Source_20_Text"><text:span text:style-name="T24">style</text:span></text:span><text:span text:style-name="Source_20_Text"><text:span text:style-name="T23">=</text:span></text:span><text:span text:style-name="Source_20_Text"><text:span text:style-name="T15">"color: #333333; font: 10px Arial, sans-serif; line-height: 30px; -webkit-text-size-adjust:none; display: block;"</text:span></text:span><text:span text:style-name="Source_20_Text"><text:span text:style-name="T23"> </text:span></text:span><text:span text:style-name="Source_20_Text"><text:span text:style-name="T24">target</text:span></text:span><text:span text:style-name="Source_20_Text"><text:span text:style-name="T23">=</text:span></text:span><text:span text:style-name="Source_20_Text"><text:span text:style-name="T15">"_blank"</text:span></text:span><text:span text:style-name="Source_20_Text"><text:span text:style-name="T23">&gt;&lt;/a&gt;</text:span></text:span></text:p>
      <text:p text:style-name="P17"><text:span text:style-name="Source_20_Text"><text:span text:style-name="T25"><text:s/></text:span></text:span></text:p>
      <text:p text:style-name="P4"><text:span text:style-name="Source_20_Text"><text:span text:style-name="T23">&lt;span </text:span></text:span><text:span text:style-name="Source_20_Text"><text:span text:style-name="T24">style</text:span></text:span><text:span text:style-name="Source_20_Text"><text:span text:style-name="T23">=</text:span></text:span><text:span text:style-name="Source_20_Text"><text:span text:style-name="T15">"color: #333333; font: 10px Arial, sans-serif; line-height: 30px; -webkit-text-size-adjust:none; display: block;"</text:span></text:span><text:span text:style-name="Source_20_Text"><text:span text:style-name="T23">&gt;&lt;/span&gt;</text:span></text:span></text:p>
      <text:p text:style-name="P8"><text:line-break/><text:span text:style-name="T4">color: #333333; font: 10px Arial, sans-serif</text:span><text:span text:style-name="T6"> — </text:span><text:span text:style-name="T3">всегда используем эти свойства для всех ссылок и спанов, иначе почтовые клиенты будут добавлять к этим свойствам свои значения;</text:span><text:line-break/><text:span text:style-name="T4">line-height: 30px</text:span><text:span text:style-name="T6"> — </text:span><text:span text:style-name="T3">тоже используем для всех ссылок и спанов, в ином случае почтовые клиенты будут ставить свое значение. Также этим свойством мы можем делать отступы сверху и снизу между строчными и блочными элементами;</text:span><text:line-break/><text:span text:style-name="T4">-webkit-text-size-adjust:none</text:span><text:span text:style-name="T6"> — </text:span><text:span text:style-name="T3">обязательное свойство для всех строчных элементов, используется для фикса проблемы с размером шрифтов на устройствах iPhone iOS 6-7/iPad. По умолчанию на этих устройствах минимальный размер шрифта 13px, это свойство решает данную проблему;</text:span><text:line-break/><text:span text:style-name="T4">display: block</text:span><text:span text:style-name="T6"> — </text:span><text:span text:style-name="T3">делает строчный элемент блочным:</text:span></text:p>
      <text:p text:style-name="P4"><text:span text:style-name="Source_20_Text"><text:span text:style-name="T23">&lt;img </text:span></text:span><text:span text:style-name="Source_20_Text"><text:span text:style-name="T24">src</text:span></text:span><text:span text:style-name="Source_20_Text"><text:span text:style-name="T23">=</text:span></text:span><text:span text:style-name="Source_20_Text"><text:span text:style-name="T15">"#"</text:span></text:span><text:span text:style-name="Source_20_Text"><text:span text:style-name="T23"> </text:span></text:span><text:span text:style-name="Source_20_Text"><text:span text:style-name="T24">alt</text:span></text:span><text:span text:style-name="Source_20_Text"><text:span text:style-name="T23">=</text:span></text:span><text:span text:style-name="Source_20_Text"><text:span text:style-name="T15">""</text:span></text:span><text:span text:style-name="Source_20_Text"><text:span text:style-name="T23"> </text:span></text:span><text:span text:style-name="Source_20_Text"><text:span text:style-name="T24">border</text:span></text:span><text:span text:style-name="Source_20_Text"><text:span text:style-name="T23">=</text:span></text:span><text:span text:style-name="Source_20_Text"><text:span text:style-name="T15">"0"</text:span></text:span><text:span text:style-name="Source_20_Text"><text:span text:style-name="T23"> </text:span></text:span><text:span text:style-name="Source_20_Text"><text:span text:style-name="T24">width</text:span></text:span><text:span text:style-name="Source_20_Text"><text:span text:style-name="T23">=</text:span></text:span><text:span text:style-name="Source_20_Text"><text:span text:style-name="T15">"100"</text:span></text:span><text:span text:style-name="Source_20_Text"><text:span text:style-name="T23"> </text:span></text:span><text:span text:style-name="Source_20_Text"><text:span text:style-name="T24">style</text:span></text:span><text:span text:style-name="Source_20_Text"><text:span text:style-name="T23">=</text:span></text:span><text:span text:style-name="Source_20_Text"><text:span text:style-name="T15">"display:block;"</text:span></text:span><text:span text:style-name="Source_20_Text"><text:span text:style-name="T23">/&gt;</text:span></text:span></text:p>
      <text:p text:style-name="P8"><text:line-break/><text:span text:style-name="T4">alt="</text:span><text:span text:style-name="T3">" — обязательное свойство, должно всегда использоваться, можно оставлять пустым;</text:span><text:line-break/><text:span text:style-name="T4">border=«0»</text:span><text:span text:style-name="T6"> — </text:span><text:span text:style-name="T3">толщина рамки в пикселях (px);</text:span><text:line-break/><text:span text:style-name="T4">width=«100</text:span><text:span text:style-name="T3">» — ширина картинки, если картинка статическая и используется ее реальный размер, то можем еще задать ее высоту</text:span><text:span text:style-name="T4">height=«100»</text:span><text:span text:style-name="T3">. Если нам нужно сделать размер картинки меньше чем она на самом деле, контролируем ее размер с помощью свойства </text:span><text:span text:style-name="T4">width=«30»</text:span><text:span text:style-name="T6"> </text:span><text:span text:style-name="T3">и она будет пропорционально менять и высоту и ширину;</text:span><text:line-break/><text:span text:style-name="T4">display:block;</text:span><text:span text:style-name="T6"> — </text:span><text:span text:style-name="T3">хак для Outlook, если не ставить display:block то Outlook добавить к картинке отступы.</text:span><text:line-break/><text:line-break/><text:span text:style-name="T3">Свойства </text:span><text:span text:style-name="T4">background="" bgcolor=""</text:span><text:span text:style-name="T6"> </text:span><text:span text:style-name="T3">можно применять только для тега</text:span></text:p>
      <text:p text:style-name="P4"><text:soft-page-break/><text:span text:style-name="Source_20_Text"><text:span text:style-name="T23">&lt;table&gt;</text:span></text:span></text:p>
      <text:p text:style-name="P8"/>
      <text:p text:style-name="P8"/>
      <text:p text:style-name="P8"><text:span text:style-name="T3">Для отступов можно использовать пустые ячейки таблицы с прописанной высотой или шириной, но этот метод уже устарел, так как влечет за собой нагроможденность кода. Отступы можно делать с помощью CSS свойства padding. Это свойство можно использовать для всех тегов, но имейте введу, что если его применять к тегу span, то десктопный Outlook 2007/10/13 + не будет применять отступы. </text:span><text:line-break/><text:line-break/><text:span text:style-name="T3">Свойство margin тоже работает но полностью не поддерживается в веб версии почтового сервера Outlook.com.</text:span> </text:p>
      <text:p text:style-name="P8"/>
      <text:p text:style-name="P8"/>
      <text:p text:style-name="P7"><text:span text:style-name="T3">1. Если использовать </text:span><text:span text:style-name="T4">span</text:span><text:span text:style-name="T6"> </text:span><text:span text:style-name="T3">или другой строчный тег, то телефонные номера и e-mail адреса Gmail оборачивает в ссылку и присваивает класс с синим цветом:</text:span><text:line-break/><text:line-break/><text:span text:style-name="T3">Для решения этой проблемы нужно электронную почту и телефон изначально оборачивать в ссылку. Также необходимо указать нужные стили для ссылок.</text:span><text:line-break/><text:line-break/><text:span text:style-name="T3">Для телефона:</text:span></text:p>
      <text:p text:style-name="P4"><text:span text:style-name="Source_20_Text"><text:span text:style-name="T23">&lt;a </text:span></text:span><text:span text:style-name="Source_20_Text"><text:span text:style-name="T24">href</text:span></text:span><text:span text:style-name="Source_20_Text"><text:span text:style-name="T23">=</text:span></text:span><text:span text:style-name="Source_20_Text"><text:span text:style-name="T15">"tel:0­ 8­00 3­03 5­05"</text:span></text:span><text:span text:style-name="Source_20_Text"><text:span text:style-name="T23"> </text:span></text:span><text:span text:style-name="Source_20_Text"><text:span text:style-name="T24">value</text:span></text:span><text:span text:style-name="Source_20_Text"><text:span text:style-name="T23">=</text:span></text:span><text:span text:style-name="Source_20_Text"><text:span text:style-name="T15">"+380800303505"</text:span></text:span><text:span text:style-name="Source_20_Text"><text:span text:style-name="T23"> </text:span></text:span><text:span text:style-name="Source_20_Text"><text:span text:style-name="T24">target</text:span></text:span><text:span text:style-name="Source_20_Text"><text:span text:style-name="T23">=</text:span></text:span><text:span text:style-name="Source_20_Text"><text:span text:style-name="T15">"_blank"</text:span></text:span><text:span text:style-name="Source_20_Text"><text:span text:style-name="T23"> </text:span></text:span><text:span text:style-name="Source_20_Text"><text:span text:style-name="T24">style</text:span></text:span><text:span text:style-name="Source_20_Text"><text:span text:style-name="T23">=</text:span></text:span><text:span text:style-name="Source_20_Text"><text:span text:style-name="T15">""</text:span></text:span><text:span text:style-name="Source_20_Text"><text:span text:style-name="T23">&gt;</text:span></text:span><text:span text:style-name="Source_20_Text"><text:span text:style-name="T26">0­ 8­00 3­03 5­05</text:span></text:span><text:span text:style-name="Source_20_Text"><text:span text:style-name="T23">&lt;/a&gt;</text:span></text:span></text:p>
      <text:p text:style-name="P12"><text:line-break/><text:span text:style-name="T3">Для электронной почты:</text:span></text:p>
      <text:p text:style-name="P4"><text:span text:style-name="Source_20_Text"><text:span text:style-name="T23">&lt;a </text:span></text:span><text:span text:style-name="Source_20_Text"><text:span text:style-name="T24">href</text:span></text:span><text:span text:style-name="Source_20_Text"><text:span text:style-name="T23">=</text:span></text:span><text:span text:style-name="Source_20_Text"><text:span text:style-name="T15">"mailto:exemple@gmail.com"</text:span></text:span><text:span text:style-name="Source_20_Text"><text:span text:style-name="T23"> </text:span></text:span><text:span text:style-name="Source_20_Text"><text:span text:style-name="T24">target</text:span></text:span><text:span text:style-name="Source_20_Text"><text:span text:style-name="T23">=</text:span></text:span><text:span text:style-name="Source_20_Text"><text:span text:style-name="T15">"_blank"</text:span></text:span><text:span text:style-name="Source_20_Text"><text:span text:style-name="T23"> </text:span></text:span><text:span text:style-name="Source_20_Text"><text:span text:style-name="T24">style</text:span></text:span><text:span text:style-name="Source_20_Text"><text:span text:style-name="T23">=</text:span></text:span><text:span text:style-name="Source_20_Text"><text:span text:style-name="T15">""</text:span></text:span><text:span text:style-name="Source_20_Text"><text:span text:style-name="T23">&gt;</text:span></text:span><text:span text:style-name="Source_20_Text"><text:span text:style-name="T26">exemple@gmail.com</text:span></text:span><text:span text:style-name="Source_20_Text"><text:span text:style-name="T23">&lt;/a&gt;</text:span></text:span></text:p>
      <text:p text:style-name="P8"><text:line-break/><text:span text:style-name="T3">2. Для того, чтобы фон вне письма был на всю ширину и высоту, необходимо главной таблице добавить width=«100%» и для </text:span><text:span text:style-name="T4">td</text:span><text:span text:style-name="T3">прописать height=«100%». Пример:</text:span></text:p>
      <text:p text:style-name="P4"><text:span text:style-name="Source_20_Text"><text:span text:style-name="T23">&lt;table </text:span></text:span><text:span text:style-name="Source_20_Text"><text:span text:style-name="T24">bgcolor</text:span></text:span><text:span text:style-name="Source_20_Text"><text:span text:style-name="T23">=</text:span></text:span><text:span text:style-name="Source_20_Text"><text:span text:style-name="T15">"#000000"</text:span></text:span><text:span text:style-name="Source_20_Text"><text:span text:style-name="T23"> </text:span></text:span><text:span text:style-name="Source_20_Text"><text:span text:style-name="T24">border</text:span></text:span><text:span text:style-name="Source_20_Text"><text:span text:style-name="T23">=</text:span></text:span><text:span text:style-name="Source_20_Text"><text:span text:style-name="T15">"0"</text:span></text:span><text:span text:style-name="Source_20_Text"><text:span text:style-name="T23"> </text:span></text:span><text:span text:style-name="Source_20_Text"><text:span text:style-name="T24">cellpadding</text:span></text:span><text:span text:style-name="Source_20_Text"><text:span text:style-name="T23">=</text:span></text:span><text:span text:style-name="Source_20_Text"><text:span text:style-name="T15">"0"</text:span></text:span><text:span text:style-name="Source_20_Text"><text:span text:style-name="T23"> </text:span></text:span><text:span text:style-name="Source_20_Text"><text:span text:style-name="T24">cellspacing</text:span></text:span><text:span text:style-name="Source_20_Text"><text:span text:style-name="T23">=</text:span></text:span><text:span text:style-name="Source_20_Text"><text:span text:style-name="T15">"0"</text:span></text:span><text:span text:style-name="Source_20_Text"><text:span text:style-name="T23"> </text:span></text:span><text:span text:style-name="Source_20_Text"><text:span text:style-name="T24">style</text:span></text:span><text:span text:style-name="Source_20_Text"><text:span text:style-name="T23">=</text:span></text:span><text:span text:style-name="Source_20_Text"><text:span text:style-name="T15">"margin:0; padding:0"</text:span></text:span><text:span text:style-name="Source_20_Text"><text:span text:style-name="T23"> </text:span></text:span><text:span text:style-name="Source_20_Text"><text:span text:style-name="T24">width</text:span></text:span><text:span text:style-name="Source_20_Text"><text:span text:style-name="T23">=</text:span></text:span><text:span text:style-name="Source_20_Text"><text:span text:style-name="T15">"100%"</text:span></text:span><text:span text:style-name="Source_20_Text"><text:span text:style-name="T23">&gt;</text:span></text:span></text:p>
      <text:p text:style-name="P4"><text:span text:style-name="Source_20_Text"><text:span text:style-name="T25"><text:s text:c="2"/></text:span></text:span><text:span text:style-name="Source_20_Text"><text:span text:style-name="T23">&lt;tr&gt;</text:span></text:span></text:p>
      <text:p text:style-name="P4"><text:span text:style-name="Source_20_Text"><text:span text:style-name="T25"><text:s text:c="4"/></text:span></text:span><text:span text:style-name="Source_20_Text"><text:span text:style-name="T23">&lt;td </text:span></text:span><text:span text:style-name="Source_20_Text"><text:span text:style-name="T24">height</text:span></text:span><text:span text:style-name="Source_20_Text"><text:span text:style-name="T23">=</text:span></text:span><text:span text:style-name="Source_20_Text"><text:span text:style-name="T15">"100%"</text:span></text:span><text:span text:style-name="Source_20_Text"><text:span text:style-name="T23">&gt;</text:span></text:span></text:p>
      <text:p text:style-name="P12"><text:line-break/><text:line-break/><text:span text:style-name="T3">Не нужно задавать таблице height=«100%», возникают проблемы с выравниванием ячеек по вертикали внутри главной таблицы.</text:span> </text:p>
      <text:p text:style-name="P12"/>
      <text:p text:style-name="P11">Проблема заключается в том, что все ссылки при наведении становятся красными. Наверное — фирменный стиль Яндекса. Стили в head не решают проблему. Костыля не нашел, но буду признателен тому, кто поделится решением.</text:p>
      <text:p text:style-name="Text_20_body"/>
      <text:p text:style-name="P5"><text:span text:style-name="Source_20_Text"><text:span text:style-name="T23">&lt;a </text:span></text:span><text:span text:style-name="Source_20_Text"><text:span text:style-name="T24">target</text:span></text:span><text:span text:style-name="Source_20_Text"><text:span text:style-name="T23">=</text:span></text:span><text:span text:style-name="Source_20_Text"><text:span text:style-name="T15">"_blank"</text:span></text:span><text:span text:style-name="Source_20_Text"><text:span text:style-name="T23"> </text:span></text:span><text:span text:style-name="Source_20_Text"><text:span text:style-name="T24">style</text:span></text:span><text:span text:style-name="Source_20_Text"><text:span text:style-name="T23">=</text:span></text:span><text:span text:style-name="Source_20_Text"><text:span text:style-name="T15">"color:#ffffff !important;"</text:span></text:span><text:span text:style-name="Source_20_Text"><text:span text:style-name="T23"> </text:span></text:span><text:span text:style-name="Source_20_Text"><text:span text:style-name="T24">href</text:span></text:span><text:span text:style-name="Source_20_Text"><text:span text:style-name="T23">=</text:span></text:span><text:span text:style-name="Source_20_Text"><text:span text:style-name="T15">"#"</text:span></text:span><text:span text:style-name="Source_20_Text"><text:span text:style-name="T23">&gt;&lt;span </text:span></text:span><text:soft-page-break/><text:span text:style-name="Source_20_Text"><text:span text:style-name="T24">style</text:span></text:span><text:span text:style-name="Source_20_Text"><text:span text:style-name="T23">=</text:span></text:span><text:span text:style-name="Source_20_Text"><text:span text:style-name="T15">"color:#ffffff !important;"</text:span></text:span><text:span text:style-name="Source_20_Text"><text:span text:style-name="T23">&gt;</text:span></text:span><text:span text:style-name="Source_20_Text"><text:span text:style-name="T26">Текст</text:span></text:span><text:span text:style-name="Source_20_Text"><text:span text:style-name="T23">&lt;/span&gt;&lt;/a&gt;</text:span></text:span></text:p>
      <text:p text:style-name="P12"/>
      <text:p text:style-name="P23"/>
      <text:p text:style-name="P23"/>
      <text:p text:style-name="P23">&lt;table width="746" cellpadding="0" cellspacing="0" align="center" bgcolor="#ffffff" border = "0" style=" <text:span text:style-name="T2">-webkit-text-size-adjust: none; border-collapse: collapse !important; mso-table-lspace: 0pt !important; mso-table-rspace: 0pt !important; border: 0px; </text:span><text:span text:style-name="T14">border-collapse:collapse;</text:span> min-width:747px;"&gt;<text:span text:style-name="T1">&lt;/table&gt;</text:span></text:p>
      <text:p text:style-name="P26"/>
      <text:p text:style-name="P23"><text:span text:style-name="T2">картинкам задавать </text:span><text:span text:style-name="T1">ALT</text:span><text:span text:style-name="T2">ы, их можно стилизовать (но не везде работает) </text:span><text:span text:style-name="T30">Во многих почтовых </text:span><text:span text:style-name="T30">клиентах альтернативный текст исчезает, ​​как только размер или длина текста превышает ширину и/или высоту изображения. Поэтому, лучше придерживаться коротких описаний и меньшего </text:span><text:span text:style-name="T30">размера шрифта, чтобы ALT текст не пропал.</text:span> </text:p>
      <text:p text:style-name="P25"/>
      <text:p text:style-name="P25">Чтобы телефоны не окрашивались</text:p>
      <text:p text:style-name="P1">&lt;a href="tel:(044)290-85-00" style="pointer-events: none;text-decoration:none;color:#333333;"&gt;(044) 290-85-00&lt;/a&gt;</text:p>
      <text:p text:style-name="P25"/>
      <text:p text:style-name="P25"/>
      <text:p text:style-name="P25">ресайз текста <text:s/>и картинок на гмейле </text:p>
      <text:p text:style-name="P33"><text:span text:style-name="Strong_20_Emphasis"><text:span text:style-name="T29">CAUSE:</text:span></text:span><text:span text:style-name="T28"> This problem occurs if you have an image w/in the email. When the image auto-scale, the entire email/page will auto-fit in the window.</text:span></text:p>
      <text:p text:style-name="P9"><text:span text:style-name="Strong_20_Emphasis"><text:span text:style-name="T29">SOLUTION:</text:span></text:span><text:span text:style-name="T28"> Add inline style for the image for </text:span><text:span text:style-name="Strong_20_Emphasis"><text:span text:style-name="T29">min-width</text:span></text:span><text:span text:style-name="T28"> (300px so it doesn't take the entire 320px iphone width), </text:span><text:span text:style-name="Strong_20_Emphasis"><text:span text:style-name="T29">max-width</text:span></text:span><text:span text:style-name="T28"> (your desired max with), and </text:span><text:span text:style-name="Strong_20_Emphasis"><text:span text:style-name="T29">width of 100%</text:span></text:span><text:span text:style-name="T28">.</text:span></text:p>
      <text:p text:style-name="P10">i.e. image src="image.jpg" style="width: 100%; min-width: 300px; max-width: 500px;"</text:p>
      <text:p text:style-name="P25">или</text:p>
      <text:p text:style-name="P2"><text:span text:style-name="Source_20_Text"><text:span text:style-name="T43">Just add min-width to your background/container table!</text:span></text:span></text:p>
      <text:p text:style-name="P25"/>
      <text:p text:style-name="P25"/>
      <text:p text:style-name="P25"/>
      <text:p text:style-name="P25"/>
      <text:h text:style-name="P38" text:outline-level="3"><text:bookmark text:name="iphone_tip4"/>Words sometimes wrap awkwardly in iOS.</text:h>
      <text:p text:style-name="P13">If your text is in a container with a width set to less than that of your text, it might wrap poorly on this device.To fix this add word-wrap:normal to your containing element:</text:p>
      <text:p text:style-name="P27"><text:span text:style-name="Source_20_Text"><text:span text:style-name="T31">&lt;</text:span></text:span><text:span text:style-name="Source_20_Text"><text:span text:style-name="T32">td style</text:span></text:span><text:span text:style-name="Source_20_Text"><text:span text:style-name="T31">=</text:span></text:span><text:span text:style-name="Source_20_Text"><text:span text:style-name="T33">“word-wrap:normal”</text:span></text:span><text:span text:style-name="Source_20_Text"><text:span text:style-name="T31">&gt;</text:span></text:span><text:span text:style-name="Source_20_Text"><text:span text:style-name="T32">text</text:span></text:span><text:span text:style-name="Source_20_Text"><text:span text:style-name="T31">&lt;/</text:span></text:span><text:span text:style-name="Source_20_Text"><text:span text:style-name="T32">td</text:span></text:span><text:span text:style-name="Source_20_Text"><text:span text:style-name="T31">&gt; </text:span></text:span></text:p>
      <text:p text:style-name="P18"><text:line-break/><text:bookmark text:name="iphone_tip7"/><text:span text:style-name="T12">Stop iOS from converting your phone numbers to hyperlinks.</text:span></text:p>
      <text:p text:style-name="P13">By default, Safari on iOS detects any text string that is formatted like a phone number and converts it to a link which allows users to call the number by simply touching it.</text:p>
      <text:p text:style-name="P19">To remove this type of auto formatting simply add the following meta-tag:</text:p>
      <text:p text:style-name="P27"><text:span text:style-name="Source_20_Text"><text:span text:style-name="T31">&lt;</text:span></text:span><text:span text:style-name="Source_20_Text"><text:span text:style-name="T32">meta name</text:span></text:span><text:span text:style-name="Source_20_Text"><text:span text:style-name="T31">=</text:span></text:span><text:span text:style-name="Source_20_Text"><text:span text:style-name="T33">“format-detection” </text:span></text:span><text:span text:style-name="Source_20_Text"><text:span text:style-name="T32">content</text:span></text:span><text:span text:style-name="Source_20_Text"><text:span text:style-name="T31">=</text:span></text:span><text:span text:style-name="Source_20_Text"><text:span text:style-name="T33">“telephone=no”</text:span></text:span><text:span text:style-name="Source_20_Text"><text:span text:style-name="T31">&gt; </text:span></text:span></text:p>
      <text:p text:style-name="P27"><text:span text:style-name="Source_20_Text"><text:span text:style-name="T31"/></text:span></text:p>
      <text:h text:style-name="P28" text:outline-level="3"><text:span text:style-name="Source_20_Text"><text:span text:style-name="T40">TEST 5: WRAPPING OFFENDING LINKS IN STYLED SPANS</text:span></text:span></text:h>
      <text:p text:style-name="P15">Our final—and favorite—solution remains the same from our original post. This solution involves setting your desired link styles in classes in the &lt;head&gt; of your email, and adding your new class to span tags surrounding your target text.</text:p>
      <text:p text:style-name="P15"><text:soft-page-break/>While inline CSS is the rule of thumb for HTML email (Gmail strips out CSS in the &lt;head&gt; of emails), the native mail client in iOS supports embedded style sheets. Since our test email required two different link colors, we added one class for regular black text and a second for the high-contrast text at the bottom.</text:p>
      <text:p text:style-name="P6"><text:span text:style-name="Source_20_Text"><text:span text:style-name="T13">.appleLinksWhite </text:span></text:span><text:span text:style-name="Source_20_Text"><text:span text:style-name="T18">a</text:span></text:span><text:span text:style-name="Source_20_Text"><text:span text:style-name="T13"> {</text:span></text:span><text:span text:style-name="Source_20_Text"><text:span text:style-name="T20">color</text:span></text:span><text:span text:style-name="Source_20_Text"><text:span text:style-name="T13">:</text:span></text:span><text:span text:style-name="Source_20_Text"><text:span text:style-name="T20"> </text:span></text:span><text:span text:style-name="Source_20_Text"><text:span text:style-name="T41">#ffffff</text:span></text:span><text:span text:style-name="Source_20_Text"><text:span text:style-name="T20"> </text:span></text:span><text:span text:style-name="Source_20_Text"><text:span text:style-name="T42">!important</text:span></text:span><text:span text:style-name="Source_20_Text"><text:span text:style-name="T20">;</text:span></text:span><text:span text:style-name="Source_20_Text"><text:span text:style-name="T13"> </text:span></text:span><text:span text:style-name="Source_20_Text"><text:span text:style-name="T20">text-decoration</text:span></text:span><text:span text:style-name="Source_20_Text"><text:span text:style-name="T13">:</text:span></text:span><text:span text:style-name="Source_20_Text"><text:span text:style-name="T20"> underline;</text:span></text:span><text:span text:style-name="Source_20_Text"><text:span text:style-name="T13">} </text:span></text:span></text:p>
      <text:p text:style-name="P6"><text:span text:style-name="Source_20_Text"><text:span text:style-name="T13">.appleLinksBlack </text:span></text:span><text:span text:style-name="Source_20_Text"><text:span text:style-name="T18">a</text:span></text:span><text:span text:style-name="Source_20_Text"><text:span text:style-name="T13"> {</text:span></text:span><text:span text:style-name="Source_20_Text"><text:span text:style-name="T20">color</text:span></text:span><text:span text:style-name="Source_20_Text"><text:span text:style-name="T13">:</text:span></text:span><text:span text:style-name="Source_20_Text"><text:span text:style-name="T20"> </text:span></text:span><text:span text:style-name="Source_20_Text"><text:span text:style-name="T41">#000000</text:span></text:span><text:span text:style-name="Source_20_Text"><text:span text:style-name="T20"> </text:span></text:span><text:span text:style-name="Source_20_Text"><text:span text:style-name="T42">!important</text:span></text:span><text:span text:style-name="Source_20_Text"><text:span text:style-name="T20">;</text:span></text:span><text:span text:style-name="Source_20_Text"><text:span text:style-name="T13"> </text:span></text:span><text:span text:style-name="Source_20_Text"><text:span text:style-name="T20">text-decoration</text:span></text:span><text:span text:style-name="Source_20_Text"><text:span text:style-name="T13">:</text:span></text:span><text:span text:style-name="Source_20_Text"><text:span text:style-name="T20"> none;</text:span></text:span><text:span text:style-name="Source_20_Text"><text:span text:style-name="T13">}</text:span></text:span></text:p>
      <text:p text:style-name="P16">After specifying these classes in the &lt;head&gt; of our email, we wrapped the offending blue text in &lt;span&gt; tags with the appropriate class throughout the email:</text:p>
      <text:p text:style-name="P6"><text:span text:style-name="Source_20_Text"><text:span text:style-name="T18">&lt;span </text:span></text:span><text:span text:style-name="Source_20_Text"><text:span text:style-name="T20">class</text:span></text:span><text:span text:style-name="Source_20_Text"><text:span text:style-name="T18">=</text:span></text:span><text:span text:style-name="Source_20_Text"><text:span text:style-name="T22">”appleLinksBlack”</text:span></text:span><text:span text:style-name="Source_20_Text"><text:span text:style-name="T18">&gt;</text:span></text:span><text:span text:style-name="Source_20_Text"><text:span text:style-name="T13">866-787-7030</text:span></text:span><text:span text:style-name="Source_20_Text"><text:span text:style-name="T18">&lt;/span&gt;</text:span></text:span></text:p>
      <text:p text:style-name="P15">The formerly blue and underlined text now blends with the rest of my design, and my high-contrast text has regained readability. It’s important to note, however, that each of the formerly blue links are still active. They simply blend into the surrounding text a bit better than before. Tapping these links will still trigger their associated app-based events.</text:p>
      <text:p text:style-name="P27"><text:span text:style-name="Source_20_Text"><text:span text:style-name="T31"/></text:span></text:p>
      <text:p text:style-name="P27"><text:span text:style-name="Source_20_Text"><text:span text:style-name="T31"/></text:span></text:p>
      <text:h text:style-name="P29" text:outline-level="1"><text:bookmark text:name="toc_4"/><text:span text:style-name="Source_20_Text"><text:span text:style-name="T31"><text:line-break/>Targeting Outlook</text:span></text:span></text:h>
      <text:p text:style-name="Text_20_body">With the plethora of rendering issues that comes with having to support Outlook, it is sometimes useful to target Outlook with specific styles. Fortunately, targeting various versions of Outlook is relatively easy using conditional CSS.</text:p>
      <text:p text:style-name="Preformatted_20_Text"><text:span text:style-name="Source_20_Text">&lt;!--[if gt mso 11]&gt;</text:span></text:p>
      <text:p text:style-name="Preformatted_20_Text"><text:span text:style-name="Source_20_Text"><text:s text:c="4"/>&lt;style type="text/css"&gt;</text:span></text:p>
      <text:p text:style-name="Preformatted_20_Text"><text:span text:style-name="Source_20_Text"><text:s text:c="8"/>... Specific Outlook Styles...</text:span></text:p>
      <text:p text:style-name="Preformatted_20_Text"><text:span text:style-name="Source_20_Text"><text:s text:c="4"/>&lt;/style&gt;</text:span></text:p>
      <text:p text:style-name="P34"><text:span text:style-name="Source_20_Text">&lt;![endif]--&gt;</text:span></text:p>
      <text:p text:style-name="Text_20_body">Looking at the example above, you can see a conditional statement containing a style block for CSS to be used for Outlook. That conditional statement can be used to target Outlook in a variety of ways:</text:p>
      <text:list xml:id="list4232237681769113" text:style-name="L2">
        <text:list-item>
          <text:p text:style-name="P43"><text:span text:style-name="Strong_20_Emphasis">lt</text:span> is less than a specific version.</text:p>
        </text:list-item>
        <text:list-item>
          <text:p text:style-name="P43"><text:span text:style-name="Strong_20_Emphasis">gt</text:span> is greater than a specific version.</text:p>
        </text:list-item>
        <text:list-item>
          <text:p text:style-name="P43"><text:span text:style-name="Strong_20_Emphasis">lte</text:span> is less than or equal to a specific version.</text:p>
        </text:list-item>
        <text:list-item>
          <text:p text:style-name="P39"><text:span text:style-name="Strong_20_Emphasis">gte</text:span> is greater than or equal to a specific version.</text:p>
        </text:list-item>
      </text:list>
      <text:p text:style-name="Text_20_body">It's important to understand which versions you are targeting, too. Microsoft's numbering scheme is below:</text:p>
      <text:list xml:id="list9193540842510628850" text:style-name="L3">
        <text:list-item>
          <text:p text:style-name="P44">Outlook 2000 = <text:span text:style-name="Strong_20_Emphasis">9</text:span></text:p>
        </text:list-item>
        <text:list-item>
          <text:p text:style-name="P44">Outlook 2002 = <text:span text:style-name="Strong_20_Emphasis">10</text:span></text:p>
        </text:list-item>
        <text:list-item>
          <text:p text:style-name="P44">Outlook 2003 = <text:span text:style-name="Strong_20_Emphasis">11</text:span></text:p>
        </text:list-item>
        <text:list-item>
          <text:p text:style-name="P44">Outlook 2007 = <text:span text:style-name="Strong_20_Emphasis">12</text:span></text:p>
        </text:list-item>
        <text:list-item>
          <text:p text:style-name="P44">Outlook 2010 = <text:span text:style-name="Strong_20_Emphasis">14</text:span></text:p>
        </text:list-item>
        <text:list-item>
          <text:p text:style-name="P40">Outlook 2013 = <text:span text:style-name="Strong_20_Emphasis">15</text:span></text:p>
        </text:list-item>
      </text:list>
      <text:p text:style-name="Text_20_body"><text:soft-page-break/>In addition to using conditional CSS, Outlook has a variety of Microsoft-specific properties which you can use to your advantage if you're running into any particularly nasty bugs. Not many designers will utilize any of these properties, but for the purposes of documentation, here they are:</text:p>
      <text:p text:style-name="P27"><text:span text:style-name="Source_20_Text"><text:span text:style-name="T31"/></text:span></text:p>
      <text:p text:style-name="P18"/>
      <text:p text:style-name="P20">Часто необходимо, чтобы, например, предлог не был оторван от слова, чтобы это гарантировать используйте символ неразрывного пробела:</text:p>
      <text:p text:style-name="P20"/>
      <text:p text:style-name="P3">Только в&amp;nbsp;этом году!</text:p>
      <text:p text:style-name="P14">А если необходимо перенести слово, воспользуйтесь символом &amp;shy; Это бывает </text:p>
      <text:p text:style-name="P18"/>
      <text:p text:style-name="P32">Про ссылки сказать вот еще что: некоторые веб-интерфейсы и почтовые клиенты (особенно мобильные), если находят нечто похожее на номер телефона, заменяют его ссылкой, при этом используются цвета по-умолчанию. Чтобы этого избежать есть 2 вариант: либо сделать так, чтобы номер не распознавался как номер телефона, либо сразу сделать его ссылкой. В первом случае, необходимо разделить отдельные части, используя &lt;span&gt;</text:p>
      <text:p text:style-name="P3">+7&lt;span&gt;987&lt;span&gt;&lt;span&gt;654&lt;span&gt;&lt;span&gt;32&lt;span&gt;&lt;span&gt;10&lt;span&gt;</text:p>
      <text:p text:style-name="P14">Во втором случае, Необходимо прописать ссылку вида: href="tel:+79876543210"</text:p>
      <text:p text:style-name="P14">Аналогично первому варианту можно избежать замены адресов в веб-интерфейсе yandex.</text:p>
      <text:p text:style-name="P14"/>
      <text:p text:style-name="P14"/>
      <text:p text:style-name="P14">Избегайте использования в качестве отображаемого текста ссылок url. Дело в том, что если включено отслеживание кликов, то ссылки преобразуются (например, ссылка виде http://yandex.ru станет иметь вид: http://click.domen.ru/list1/sfsdfkjkjnas90lkmmqadsplzxcwumfidqlwsdafokqvzz ). Тоесть получается что вы выводите одну ссылку, а ссылаетесь на другую - это может быть воспринято за фишинг, а письмо может быть признано мошенническим (и следовательно попадет в спам или вообще не дойдет до получаетля) </text:p>
      <text:p text:style-name="P25"/>
      <text:p text:style-name="P25"><text:span text:style-name="T34">Outlook 2013 имеет еще одну интересную особенность - при создании ячейки(&lt;td&gt;) меньше 19 пикселей в высоту он растянется до 19 пикселей. Во избежание этого, вы можете добавить параметр line-height при описании стиля ячейки.</text:span> </text:p>
      <text:p text:style-name="P25"><text:span text:style-name="T34">Так же как и с текстом, стоит помнить про особенность outlook 2013 – если высота изображения не превышает 19px, то у родительской ячейки необходимо указать стилевой параметр line-height.</text:span> </text:p>
      <text:p text:style-name="P25"/>
      <text:p text:style-name="P25"><text:s/>&lt;td height="40" style="-webkit-text-size-adjust: none; margin: 0; padding: 0;"&gt;</text:p>
      <text:p text:style-name="P25"><text:s text:c="3"/>&lt;img src="http://services.google.com/fh/files/emails/spacer.gif" height="40" alt=""</text:p>
      <text:p text:style-name="P25"><text:s text:c="3"/>style="-webkit-text-size-adjust: none; display: block; margin: 0; padding: 0; border: 0;"/&gt;</text:p>
      <text:p text:style-name="P25"><text:soft-page-break/>&lt;/td&gt;</text:p>
      <text:p text:style-name="P25"/>
      <text:p text:style-name="P25"/>
      <text:p text:style-name="P25"/>
      <text:p text:style-name="P25"/>
      <text:p text:style-name="P25">кнопка</text:p>
      <text:p text:style-name="P25">&lt;td align="center" valign="middle" bgcolor="#ffffff" class="btn" style="-webkit-text-size-adjust: none; text-transform: uppercase; font-family: Open Sans, Helvetica, Arial, sans-serif; font-weight: bold; font-size: 12px; color: #42a0fc; -webkit-border-radius: 15px; -moz-border-radius: 15px; border-radius: 15px; margin: 0; padding: 5px 30px;"&gt;</text:p>
      <text:p text:style-name="P25"><text:s text:c="2"/>&lt;a href="" target="_blank" style="-webkit-text-size-adjust: none; text-decoration: none; color: #42a0fc; width: 600; height: 600;"&gt;&lt;span style="-webkit-text-size-adjust: none; font-weight: 900; display: block; "&gt;Sign In&lt;/span&gt;</text:p>
      <text:p text:style-name="P25"><text:s text:c="2"/>&lt;/a&gt;</text:p>
      <text:p text:style-name="P25"><text:s text:c="3"/>&lt;/td&gt;</text:p>
      <text:p text:style-name="P25"/>
      <text:p text:style-name="P25">Кнопка:</text:p>
      <text:p text:style-name="P25"><text:span text:style-name="T17">&lt;table </text:span><text:span text:style-name="T19">border</text:span><text:span text:style-name="T17">=</text:span><text:span text:style-name="T21">"0"</text:span><text:span text:style-name="T17"> </text:span><text:span text:style-name="T19">cellspacing</text:span><text:span text:style-name="T17">=</text:span><text:span text:style-name="T21">"0"</text:span><text:span text:style-name="T17"> </text:span><text:span text:style-name="T19">cellpadding</text:span><text:span text:style-name="T17">=</text:span><text:span text:style-name="T21">"0"</text:span><text:span text:style-name="T17"> </text:span><text:span text:style-name="T19">width</text:span><text:span text:style-name="T17">=</text:span><text:span text:style-name="T21">"80%"</text:span><text:span text:style-name="T17">&gt;</text:span><text:span text:style-name="T6"> </text:span><text:span text:style-name="T17">&lt;tr&gt;</text:span><text:span text:style-name="T6"> </text:span><text:span text:style-name="T17">&lt;td </text:span><text:span text:style-name="T19">bgcolor</text:span><text:span text:style-name="T17">=</text:span><text:span text:style-name="T21">"#0b534a"</text:span><text:span text:style-name="T17"> </text:span><text:span text:style-name="T19">style</text:span><text:span text:style-name="T17">=</text:span><text:span text:style-name="T21">"padding: 12px 18px 12px 18px; -webkit-border-radius:3px; border-radius:3px"</text:span><text:span text:style-name="T17"> </text:span><text:span text:style-name="T19">align</text:span><text:span text:style-name="T17">=</text:span><text:span text:style-name="T21">"center"</text:span><text:span text:style-name="T17">&gt;&lt;a </text:span><text:span text:style-name="T19">href</text:span><text:span text:style-name="T17">=</text:span><text:span text:style-name="T21">"https://litmus.com"</text:span><text:span text:style-name="T17"> </text:span><text:span text:style-name="T19">target</text:span><text:span text:style-name="T17">=</text:span><text:span text:style-name="T21">"_blank"</text:span><text:span text:style-name="T17"> </text:span><text:span text:style-name="T19">style</text:span><text:span text:style-name="T17">=</text:span><text:span text:style-name="T21">"font-size: 16px; font-family: Helvetica, Arial, sans-serif; font-weight: normal; color: #ffffff; text-decoration: none;"</text:span><text:span text:style-name="T17">&gt;</text:span><text:span text:style-name="T7">Visit Litmus</text:span><text:span text:style-name="T17">&lt;/a&gt;&lt;/td&gt;</text:span><text:span text:style-name="T6"> </text:span><text:span text:style-name="T17">&lt;/tr&gt;</text:span><text:span text:style-name="T6"> </text:span><text:span text:style-name="T17">&lt;/table&gt;</text:span> </text:p>
      <text:p text:style-name="P25"/>
      <text:p text:style-name="P25"/>
      <text:p text:style-name="P25"/>
      <text:p text:style-name="P25"/>
      <text:p text:style-name="P25"/>
      <text:p text:style-name="P25"><text:s/>&lt;img src="http://services.google.com/fh/files/emails/header_02.png" width="100%"</text:p>
      <text:p text:style-name="P25"><text:s text:c="28"/>height="auto" alt="New Features" style="display: block; margin: 0px; padding: 0; border: 0;"</text:p>
      <text:p text:style-name="P25"><text:s text:c="28"/>/&gt;</text:p>
      <text:p text:style-name="P25"/>
      <text:p text:style-name="P25"><text:a xlink:type="simple" xlink:href="http://esputnik.com/blog/kak-podruzhitsya-email-rassylke-s-mobilnym-telefonom" text:style-name="Internet_20_link" text:visited-style-name="Visited_20_Internet_20_Link">http://esputnik.com/blog/kak-podruzhitsya-email-rassylke-s-mobilnym-telefonom</text:a></text:p>
      <text:p text:style-name="P25"><text:a xlink:type="simple" xlink:href="http://habrahabr.ru/post/227229/" text:style-name="Internet_20_link" text:visited-style-name="Visited_20_Internet_20_Link">http://habrahabr.ru/post/227229/</text:a></text:p>
      <text:p text:style-name="P25"/>
      <text:p text:style-name="P25"/>
      <text:p text:style-name="P25"/>
      <text:p text:style-name="P23"><text:span text:style-name="T27">&lt;!--[if gte mso 9]&gt;&lt;![endif]--&gt;</text:span><text:span text:style-name="T2"> <text:s/></text:span><text:span text:style-name="T28">target clients that have outlook 2007 or higher.</text:span> </text:p>
      <text:p text:style-name="P23"/>
      <text:p text:style-name="P23"/>
      <text:p text:style-name="P23"/>
      <text:p text:style-name="P23"/>
      <text:p text:style-name="P23"/>
      <text:p text:style-name="P23"/>
      <text:p text:style-name="P23">Текст не форматировать (нет переносам), он должен быть одним блоком, чтобы мог тянуться в зависимости от отображения шрифта.</text:p>
      <text:p text:style-name="P23">Не помещать текст в контйенер с ограниченной высотой, либо рисовать контейнер так, чтобы он мог легко тянуться(объяснить на примере боковых и верх/низ плашек)</text:p>
      <text:p text:style-name="P23">не использовать шриф<text:span text:style-name="T2">т</text:span> менее 14<text:span text:style-name="T1">pt </text:span></text:p>
      <text:p text:style-name="P25">ширина макета - 600-650 <text:span text:style-name="T1">Px</text:span></text:p>
      <text:p text:style-name="P31">Графические элементы не должны выходить за тело письма</text:p>
      <text:p text:style-name="P30"><text:soft-page-break/><text:span text:style-name="T1"> </text:span><text:span text:style-name="T49">не используйте для текста эффектов типа обводки </text:span><text:span text:style-name="T48">и мебуквенного интервала. Просто текст.</text:span></text:p>
      <text:p text:style-name="P31">Картинок должно быть столько, чтобы сообщение выглядело хорошо и без них, ведь картинки будут блокированы браузером у многих читателей.</text:p>
      <text:p text:style-name="P30">Обязательно должна быть сссылка для отписки</text:p>
      <text:p text:style-name="P26"/>
      <text:p text:style-name="P25">По-возможности избегать усложнений графики, ибо любое усложнение - <text:s/>это потенциальные косяки. </text:p>
      <text:p text:style-name="P25">Так как смотрят на маленьких экранах — элементы управления должы быть большие.</text:p>
      <text:p text:style-name="P2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onsolas" svg:font-family="Consolas, Menlo, Monaco, 'Lucida Console', 'Liberation Mono', 'DejaVu Sans Mono', 'Bitstream Vera Sans Mono', 'Courier New', monospace, sans-serif"/>
    <style:font-face style:name="Droid Sans Mono" svg:font-family="'Droid Sans Mono', monospace"/>
    <style:font-face style:name="Helvetica Neue" svg:font-family="'Helvetica Neue', Helvetica, Arial, sans-serif"/>
    <style:font-face style:name="Helvetica Neue1" svg:font-family="'Helvetica Neue', sans-serif"/>
    <style:font-face style:name="Mangal1" svg:font-family="Mangal"/>
    <style:font-face style:name="Menlo1" svg:font-family="Menlo, Monaco, Consolas, 'Courier New', monospace"/>
    <style:font-face style:name="Menlo" svg:font-family="Menlo, Monaco, 'Courier New', monospace"/>
    <style:font-face style:name="Open Sans" svg:font-family="'Open Sans', Helvetica, Arial, sans-serif"/>
    <style:font-face style:name="OpenSymbol" svg:font-family="OpenSymbol"/>
    <style:font-face style:name="PT Sans" svg:font-family="'PT Sans', sans-serif"/>
    <style:font-face style:name="Segoe Print" svg:font-family="'Segoe Print'"/>
    <style:font-face style:name="Tahoma" svg:font-family="Tahoma, 'Trebuchet MS', Arial, Helvetica, sans-serif"/>
    <style:font-face style:name="Verdana" svg:font-family="Verdana, sans-serif"/>
    <style:font-face style:name="inherit" svg:font-family="inherit"/>
    <style:font-face style:name="proxima-nova1" svg:font-family="proxima-nova, 'Helvetica Neue', Helvetica, Arial, sans-serif"/>
    <style:font-face style:name="proxima-nova" svg:font-family="proxima-nov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лья Воронов</meta:initial-creator>
    <meta:creation-date>2015-07-02T12:09:25.08</meta:creation-date>
    <dc:date>2015-07-20T14:26:53.78</dc:date>
    <dc:creator>Илья Воронов</dc:creator>
    <meta:editing-duration>P5DT8H39M36S</meta:editing-duration>
    <meta:editing-cycles>21</meta:editing-cycles>
    <meta:generator>OpenOffice/4.1.1$Win32 OpenOffice.org_project/411m6$Build-9775</meta:generator>
    <meta:document-statistic meta:table-count="0" meta:image-count="0" meta:object-count="0" meta:page-count="8" meta:paragraph-count="121" meta:word-count="2016" meta:character-count="15018"/>
  </office:meta>
</office:document-meta>
</file>